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2.704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7.751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8.767cm" fo:min-width="14.105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3.945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39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2.954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3.259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3.175cm" svg:height="8.001cm" svg:x="0.305cm" svg:y="1.448cm">
          <draw:text-box>
            <text:p>Menu</text:p>
          </draw:text-box>
        </draw:frame>
        <draw:custom-shape draw:style-name="gr5" draw:text-style-name="P6" draw:layer="layout" svg:width="14.605cm" svg:height="9.017cm" svg:x="5.004cm" svg:y="2.083cm">
          <text:p text:style-name="P5">Nilai total<text:tab/><text:tab/><text:tab/><text:tab/><text:tab/>Soal</text:p>
          <text:p text:style-name="P5"/>
          <text:p text:style-name="P5"/>
          <text:p text:style-name="P5"/>
          <text:p text:style-name="P5">Pilih Soal<text:tab/><text:tab/><text:tab/><text:tab/><text:tab/>Jawaban Dosen</text:p>
          <text:p text:style-name="P5"/>
          <text:p text:style-name="P5"/>
          <text:p text:style-name="P5"/>
          <text:p text:style-name="P5">Nilai Bobot<text:tab/><text:tab/><text:tab/><text:tab/><text:tab/>Jawaban Peserta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905cm" svg:height="0.762cm" svg:x="5.42cm" svg:y="8.953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445cm" svg:height="0.762cm" svg:x="15.164cm" svg:y="11.354cm">
          <text:p text:style-name="P5"><text:span text:style-name="T1">Simpan Hasil Perik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896cm" svg:height="0.762cm" svg:x="5.42cm" svg:y="9.953cm">
          <text:p text:style-name="P5"><text:span text:style-name="T1">Simpa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2-03T22:52:37.428379527</dc:date>
    <meta:editing-duration>PT2H42M11S</meta:editing-duration>
    <meta:editing-cycles>21</meta:editing-cycles>
    <meta:generator>LibreOffice/5.1.6.2$Linux_x86 LibreOffice_project/10m0$Build-2</meta:generator>
    <meta:document-statistic meta:object-count="9"/>
  </office:meta>
</office:document-meta>
</file>